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32cm" fo:min-width="1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7cm" fo:min-width="0.8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3" style:family="paragraph">
      <style:paragraph-properties fo:text-align="end"/>
      <style:text-properties fo:font-size="18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.27cm" svg:y="2.9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2.905cm" svg:y="3.547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2.905cm" svg:y="8.627cm">
          <text:p text:style-name="P1"><text:span text:style-name="T1">Failsafe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2.905cm" svg:y="6.087cm">
          <text:p text:style-name="P1"><text:span text:style-name="T1">WebServ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cm" svg:y1="4.817cm" svg:x2="6.08cm" svg:y2="6.087cm">
          <text:p/>
        </draw:line>
        <draw:custom-shape draw:style-name="gr1" draw:text-style-name="P1" draw:layer="layout" svg:width="7.62cm" svg:height="7.62cm" svg:x="11.16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11.795cm" svg:y="3.54cm">
          <text:p text:style-name="P1"><text:span text:style-name="T1">tty s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11.795cm" svg:y="8.62cm">
          <text:p text:style-name="P1"><text:span text:style-name="T1">Failsafe Cli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97cm" svg:y1="4.81cm" svg:x2="14.97cm" svg:y2="8.62cm">
          <text:p/>
        </draw:line>
        <draw:line draw:style-name="gr3" draw:text-style-name="P1" draw:layer="layout" svg:x1="6.08cm" svg:y1="7.357cm" svg:x2="6.08cm" svg:y2="8.627cm">
          <text:p/>
        </draw:line>
        <draw:custom-shape draw:style-name="gr1" draw:text-style-name="P1" draw:layer="layout" svg:width="7.62cm" svg:height="2.533cm" svg:x="6.715cm" svg:y="14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7.35cm" svg:y="14.977cm">
          <text:p text:style-name="P1"><text:span text:style-name="T1">Failsafe Daemo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12cm" svg:height="1.072cm" svg:x="1.942cm" svg:y="1.833cm">
          <draw:text-box>
            <text:p text:style-name="P3"><text:span text:style-name="T2">PC 1</text:span></text:p>
          </draw:text-box>
        </draw:frame>
        <draw:frame draw:style-name="gr4" draw:text-style-name="P3" draw:layer="layout" svg:width="1.912cm" svg:height="1.072cm" svg:x="10.832cm" svg:y="1.833cm">
          <draw:text-box>
            <text:p text:style-name="P3"><text:span text:style-name="T2">PC 2</text:span></text:p>
          </draw:text-box>
        </draw:frame>
        <draw:custom-shape draw:style-name="gr1" draw:text-style-name="P1" draw:layer="layout" svg:width="7.62cm" svg:height="2.533cm" svg:x="6.715cm" svg:y="20.0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7.35cm" svg:y="20.692cm">
          <text:p text:style-name="P1"><text:span text:style-name="T1">Satellit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38cm" svg:height="1.072cm" svg:x="6.387cm" svg:y="18.978cm">
          <draw:text-box>
            <text:p text:style-name="P3"><text:span text:style-name="T2">Ground Station</text:span></text:p>
          </draw:text-box>
        </draw:frame>
        <draw:line draw:style-name="gr3" draw:text-style-name="P1" draw:layer="layout" svg:x1="10.525cm" svg:y1="14.97cm" svg:x2="6.08cm" svg:y2="9.89cm">
          <text:p/>
        </draw:line>
        <draw:line draw:style-name="gr3" draw:text-style-name="P1" draw:layer="layout" svg:x1="14.97cm" svg:y1="9.89cm" svg:x2="10.525cm" svg:y2="14.97cm">
          <text:p/>
        </draw:line>
        <draw:line draw:style-name="gr3" draw:text-style-name="P1" draw:layer="layout" svg:x1="10.525cm" svg:y1="16.24cm" svg:x2="10.525cm" svg:y2="20.685cm">
          <text:p/>
        </draw:line>
        <draw:frame draw:style-name="gr4" draw:text-style-name="P3" draw:layer="layout" svg:width="6.678cm" svg:height="1.072cm" svg:x="6.387cm" svg:y="13.263cm">
          <draw:text-box>
            <text:p text:style-name="P3"><text:span text:style-name="T2">Dedicated FS Server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7.62cm" svg:height="2.532cm" svg:x="2.27cm" svg:y="2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2.905cm" svg:y="3.548cm">
          <text:p text:style-name="P1"><text:span text:style-name="T1">tty sessio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12cm" svg:height="1.072cm" svg:x="1.942cm" svg:y="1.834cm">
          <draw:text-box>
            <text:p text:style-name="P3"><text:span text:style-name="T2">PC 1</text:span></text:p>
          </draw:text-box>
        </draw:frame>
        <draw:custom-shape draw:style-name="gr1" draw:text-style-name="P1" draw:layer="layout" svg:width="7.62cm" svg:height="2.533cm" svg:x="6.715cm" svg:y="23.8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7.35cm" svg:y="24.448cm">
          <text:p text:style-name="P1"><text:span text:style-name="T1">Satellite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138cm" svg:height="1.072cm" svg:x="6.387cm" svg:y="22.734cm">
          <draw:text-box>
            <text:p text:style-name="P3"><text:span text:style-name="T2">Ground Station</text:span></text:p>
          </draw:text-box>
        </draw:frame>
        <draw:custom-shape draw:style-name="gr1" draw:text-style-name="P1" draw:layer="layout" svg:width="16.438cm" svg:height="8.255cm" svg:x="2.342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97cm" svg:height="1.27cm" svg:x="3.713cm" svg:y="15.605cm">
          <text:p text:style-name="P1"><text:span text:style-name="T1">Failsafe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85cm" svg:height="1.27cm" svg:x="10.525cm" svg:y="13.065cm">
          <text:p text:style-name="P1"><text:span text:style-name="T1">WebServ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14.335cm" svg:x2="13.7cm" svg:y2="15.605cm">
          <text:p/>
        </draw:line>
        <draw:frame draw:style-name="gr6" draw:text-style-name="P3" draw:layer="layout" svg:width="15.521cm" svg:height="1.072cm" svg:x="2.035cm" svg:y="11.351cm">
          <draw:text-box>
            <text:p text:style-name="P3"><text:span text:style-name="T2">Dedicated Failsafe Server</text:span></text:p>
          </draw:text-box>
        </draw:frame>
        <draw:custom-shape draw:style-name="gr1" draw:text-style-name="P1" draw:layer="layout" svg:width="7.62cm" svg:height="2.532cm" svg:x="6.71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7.35cm" svg:y="7.985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912cm" svg:height="1.072cm" svg:x="6.515cm" svg:y="6.315cm">
          <draw:text-box>
            <text:p text:style-name="P3"><text:span text:style-name="T2">PC 3</text:span></text:p>
          </draw:text-box>
        </draw:frame>
        <draw:custom-shape draw:style-name="gr1" draw:text-style-name="P1" draw:layer="layout" svg:width="7.62cm" svg:height="2.532cm" svg:x="11.16cm" svg:y="2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11.795cm" svg:y="3.548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12cm" svg:height="1.072cm" svg:x="10.832cm" svg:y="1.834cm">
          <draw:text-box>
            <text:p text:style-name="P3"><text:span text:style-name="T2">PC 2</text:span></text:p>
          </draw:text-box>
        </draw:frame>
        <draw:line draw:style-name="gr3" draw:text-style-name="P1" draw:layer="layout" svg:x1="6.08cm" svg:y1="4.81cm" svg:x2="6.08cm" svg:y2="15.605cm">
          <text:p/>
        </draw:line>
        <draw:line draw:style-name="gr3" draw:text-style-name="P1" draw:layer="layout" svg:x1="14.97cm" svg:y1="4.81cm" svg:x2="14.97cm" svg:y2="13.065cm">
          <text:p/>
        </draw:line>
        <draw:line draw:style-name="gr3" draw:text-style-name="P1" draw:layer="layout" svg:x1="12.43cm" svg:y1="9.255cm" svg:x2="12.43cm" svg:y2="13.065cm">
          <text:p/>
        </draw:line>
        <draw:line draw:style-name="gr3" draw:text-style-name="P1" draw:layer="layout" svg:x1="9.255cm" svg:y1="19.415cm" svg:x2="9.255cm" svg:y2="24.495cm">
          <text:p/>
        </draw:line>
        <draw:custom-shape draw:style-name="gr2" draw:text-style-name="P2" draw:layer="layout" svg:width="6.712cm" svg:height="1.27cm" svg:x="3.813cm" svg:y="18.145cm">
          <text:p text:style-name="P1"><text:span text:style-name="T1">Failsafe Daem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08cm" svg:y1="18.145cm" svg:x2="6.08cm" svg:y2="16.875cm">
          <text:p/>
        </draw:line>
      </draw:page>
      <draw:page draw:name="page3" draw:style-name="dp1" draw:master-page-name="Default">
        <draw:custom-shape draw:style-name="gr1" draw:text-style-name="P1" draw:layer="layout" svg:width="7.62cm" svg:height="2.532cm" svg:x="2.27cm" svg:y="2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2.905cm" svg:y="3.548cm">
          <text:p text:style-name="P1"><text:span text:style-name="T1">tty sessio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12cm" svg:height="1.072cm" svg:x="1.942cm" svg:y="1.834cm">
          <draw:text-box>
            <text:p text:style-name="P3"><text:span text:style-name="T2">PC 1</text:span></text:p>
          </draw:text-box>
        </draw:frame>
        <draw:custom-shape draw:style-name="gr1" draw:text-style-name="P1" draw:layer="layout" svg:width="16.438cm" svg:height="10.16cm" svg:x="2.342cm" svg:y="15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97cm" svg:height="1.27cm" svg:x="3.713cm" svg:y="18.78cm">
          <text:p text:style-name="P1"><text:span text:style-name="T1">Failsafe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5cm" svg:height="1.27cm" svg:x="11.16cm" svg:y="16.24cm">
          <text:p text:style-name="P1"><text:span text:style-name="T1">WebServ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17.51cm" svg:x2="13.7cm" svg:y2="18.78cm">
          <text:p/>
        </draw:line>
        <draw:frame draw:style-name="gr6" draw:text-style-name="P3" draw:layer="layout" svg:width="15.521cm" svg:height="1.072cm" svg:x="2.035cm" svg:y="14.526cm">
          <draw:text-box>
            <text:p text:style-name="P3"><text:span text:style-name="T2">Ground Station</text:span></text:p>
          </draw:text-box>
        </draw:frame>
        <draw:custom-shape draw:style-name="gr1" draw:text-style-name="P1" draw:layer="layout" svg:width="7.62cm" svg:height="2.532cm" svg:x="6.71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7.35cm" svg:y="7.985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912cm" svg:height="1.072cm" svg:x="6.515cm" svg:y="6.315cm">
          <draw:text-box>
            <text:p text:style-name="P3"><text:span text:style-name="T2">PC 3</text:span></text:p>
          </draw:text-box>
        </draw:frame>
        <draw:custom-shape draw:style-name="gr1" draw:text-style-name="P1" draw:layer="layout" svg:width="7.62cm" svg:height="2.532cm" svg:x="11.16cm" svg:y="2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11.795cm" svg:y="3.548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12cm" svg:height="1.072cm" svg:x="10.832cm" svg:y="1.834cm">
          <draw:text-box>
            <text:p text:style-name="P3"><text:span text:style-name="T2">PC 2</text:span></text:p>
          </draw:text-box>
        </draw:frame>
        <draw:line draw:style-name="gr3" draw:text-style-name="P1" draw:layer="layout" svg:x1="6.08cm" svg:y1="4.81cm" svg:x2="6.08cm" svg:y2="18.78cm">
          <text:p/>
        </draw:line>
        <draw:line draw:style-name="gr3" draw:text-style-name="P1" draw:layer="layout" svg:x1="14.97cm" svg:y1="4.81cm" svg:x2="14.97cm" svg:y2="16.24cm">
          <text:p/>
        </draw:line>
        <draw:line draw:style-name="gr3" draw:text-style-name="P1" draw:layer="layout" svg:x1="12.43cm" svg:y1="9.255cm" svg:x2="12.43cm" svg:y2="16.24cm">
          <text:p/>
        </draw:line>
        <draw:custom-shape draw:style-name="gr2" draw:text-style-name="P2" draw:layer="layout" svg:width="6.077cm" svg:height="1.27cm" svg:x="3.813cm" svg:y="21.32cm">
          <text:p text:style-name="P1"><text:span text:style-name="T1">Failsafe Daem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715cm" svg:y1="21.32cm" svg:x2="6.715cm" svg:y2="20.05cm">
          <text:p/>
        </draw:line>
        <draw:custom-shape draw:style-name="gr2" draw:text-style-name="P2" draw:layer="layout" svg:width="6.077cm" svg:height="1.27cm" svg:x="3.813cm" svg:y="23.86cm">
          <text:p text:style-name="P1"><text:span text:style-name="T1">Satell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715cm" svg:y1="23.86cm" svg:x2="6.715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asper Nielsen</meta:initial-creator>
    <meta:creation-date>2010-03-02T19:53:40</meta:creation-date>
    <dc:date>2010-03-02T20:38:26</dc:date>
    <dc:creator>Kasper Nielsen</dc:creator>
    <meta:editing-duration>PT00H44M46S</meta:editing-duration>
    <meta:editing-cycles>6</meta:editing-cycles>
    <meta:generator>OpenOffice.org/3.1$Unix OpenOffice.org_project/310m19$Build-9420</meta:generator>
    <meta:document-statistic meta:object-count="65"/>
  </office:meta>
</office:document-meta>
</file>